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6d2d" officeooo:paragraph-rsid="00046d2d"/>
    </style:style>
    <style:style style:name="P2" style:family="paragraph" style:parent-style-name="Standard">
      <style:text-properties officeooo:rsid="00046d2d" officeooo:paragraph-rsid="00185f61"/>
    </style:style>
    <style:style style:name="P3" style:family="paragraph" style:parent-style-name="Standard">
      <style:text-properties officeooo:rsid="00046d2d" officeooo:paragraph-rsid="0023fc2b"/>
    </style:style>
    <style:style style:name="P4" style:family="paragraph" style:parent-style-name="Standard">
      <style:text-properties officeooo:rsid="00342c01" officeooo:paragraph-rsid="00342c01"/>
    </style:style>
    <style:style style:name="P5" style:family="paragraph" style:parent-style-name="Standard">
      <style:text-properties fo:font-weight="normal" officeooo:rsid="002100f2" officeooo:paragraph-rsid="0021aa4c" style:font-weight-asian="normal" style:font-weight-complex="normal"/>
    </style:style>
    <style:style style:name="P6" style:family="paragraph" style:parent-style-name="Standard">
      <style:text-properties fo:font-weight="normal" officeooo:rsid="0009fdf1" officeooo:paragraph-rsid="003eba22" style:font-weight-asian="normal" style:font-weight-complex="normal"/>
    </style:style>
    <style:style style:name="P7" style:family="paragraph" style:parent-style-name="Standard">
      <style:text-properties fo:font-weight="normal" officeooo:rsid="00313fb9" officeooo:paragraph-rsid="002fc579" style:font-weight-asian="normal" style:font-weight-complex="normal"/>
    </style:style>
    <style:style style:name="P8" style:family="paragraph" style:parent-style-name="Standard">
      <style:text-properties fo:font-weight="normal" officeooo:rsid="00131456" officeooo:paragraph-rsid="0023fc2b" style:font-weight-asian="normal" style:font-weight-complex="normal"/>
    </style:style>
    <style:style style:name="P9" style:family="paragraph" style:parent-style-name="Standard">
      <style:text-properties fo:font-weight="normal" officeooo:rsid="00131456" officeooo:paragraph-rsid="002100f2" style:font-weight-asian="normal" style:font-weight-complex="normal"/>
    </style:style>
    <style:style style:name="P10" style:family="paragraph" style:parent-style-name="Standard">
      <style:text-properties fo:font-weight="normal" officeooo:rsid="001dbc12" officeooo:paragraph-rsid="001bf50d" style:font-weight-asian="normal" style:font-weight-complex="normal"/>
    </style:style>
    <style:style style:name="P11" style:family="paragraph" style:parent-style-name="Standard">
      <style:text-properties fo:font-weight="normal" officeooo:rsid="001dbc12" officeooo:paragraph-rsid="0023fc2b" style:font-weight-asian="normal" style:font-weight-complex="normal"/>
    </style:style>
    <style:style style:name="P12" style:family="paragraph" style:parent-style-name="Standard">
      <style:text-properties fo:font-weight="normal" officeooo:rsid="001dbc12" officeooo:paragraph-rsid="0044ab40" fo:background-color="#ffcccc" style:font-weight-asian="normal" style:font-weight-complex="normal"/>
    </style:style>
    <style:style style:name="P13" style:family="paragraph" style:parent-style-name="Standard">
      <style:text-properties officeooo:rsid="001f3e79" officeooo:paragraph-rsid="0036229e"/>
    </style:style>
    <style:style style:name="P14" style:family="paragraph" style:parent-style-name="Standard">
      <style:text-properties officeooo:rsid="0007bade" officeooo:paragraph-rsid="003eba22"/>
    </style:style>
    <style:style style:name="P15" style:family="paragraph" style:parent-style-name="Standard">
      <style:text-properties officeooo:rsid="0007bade" officeooo:paragraph-rsid="004164ee" fo:background-color="#ffcccc"/>
    </style:style>
    <style:style style:name="P16" style:family="paragraph" style:parent-style-name="Standard">
      <style:text-properties officeooo:rsid="00046d2d" officeooo:paragraph-rsid="0044ab40"/>
    </style:style>
    <style:style style:name="P17" style:family="paragraph" style:parent-style-name="Standard">
      <style:text-properties officeooo:rsid="00342c01" officeooo:paragraph-rsid="00342c01"/>
    </style:style>
    <style:style style:name="T1" style:family="text">
      <style:text-properties officeooo:rsid="00054c30"/>
    </style:style>
    <style:style style:name="T2" style:family="text">
      <style:text-properties fo:font-weight="bold" style:font-weight-asian="bold" style:font-weight-complex="bold"/>
    </style:style>
    <style:style style:name="T3" style:family="text">
      <style:text-properties fo:font-weight="bold" officeooo:rsid="0006ef0a"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6ef0a" style:font-weight-asian="normal" style:font-weight-complex="normal"/>
    </style:style>
    <style:style style:name="T6" style:family="text">
      <style:text-properties fo:font-weight="normal" officeooo:rsid="00098c58" style:font-weight-asian="normal" style:font-weight-complex="normal"/>
    </style:style>
    <style:style style:name="T7" style:family="text">
      <style:text-properties fo:font-weight="normal" officeooo:rsid="0009fdf1" style:font-weight-asian="normal" style:font-weight-complex="normal"/>
    </style:style>
    <style:style style:name="T8" style:family="text">
      <style:text-properties fo:font-weight="normal" officeooo:rsid="000b7f4f" style:font-weight-asian="normal" style:font-weight-complex="normal"/>
    </style:style>
    <style:style style:name="T9" style:family="text">
      <style:text-properties fo:font-weight="normal" officeooo:rsid="000e9e8f" style:font-weight-asian="normal" style:font-weight-complex="normal"/>
    </style:style>
    <style:style style:name="T10" style:family="text">
      <style:text-properties fo:font-weight="normal" officeooo:rsid="00131456" style:font-weight-asian="normal" style:font-weight-complex="normal"/>
    </style:style>
    <style:style style:name="T11" style:family="text">
      <style:text-properties fo:font-weight="normal" officeooo:rsid="0013bced" style:font-weight-asian="normal" style:font-weight-complex="normal"/>
    </style:style>
    <style:style style:name="T12" style:family="text">
      <style:text-properties fo:font-weight="normal" officeooo:rsid="0014a504" style:font-weight-asian="normal" style:font-weight-complex="normal"/>
    </style:style>
    <style:style style:name="T13" style:family="text">
      <style:text-properties fo:font-weight="normal" officeooo:rsid="00054c30" style:font-weight-asian="normal" style:font-weight-complex="normal"/>
    </style:style>
    <style:style style:name="T14" style:family="text">
      <style:text-properties fo:font-weight="normal" officeooo:rsid="0016722e" style:font-weight-asian="normal" style:font-weight-complex="normal"/>
    </style:style>
    <style:style style:name="T15" style:family="text">
      <style:text-properties fo:font-weight="normal" officeooo:rsid="001bf50d" style:font-weight-asian="normal" style:font-weight-complex="normal"/>
    </style:style>
    <style:style style:name="T16" style:family="text">
      <style:text-properties fo:font-weight="normal" officeooo:rsid="001dbc12" style:font-weight-asian="normal" style:font-weight-complex="normal"/>
    </style:style>
    <style:style style:name="T17" style:family="text">
      <style:text-properties fo:font-weight="normal" officeooo:rsid="002100f2" style:font-weight-asian="normal" style:font-weight-complex="normal"/>
    </style:style>
    <style:style style:name="T18" style:family="text">
      <style:text-properties fo:font-weight="normal" officeooo:rsid="002a9f26" style:font-weight-asian="normal" style:font-weight-complex="normal"/>
    </style:style>
    <style:style style:name="T19" style:family="text">
      <style:text-properties fo:font-weight="normal" officeooo:rsid="002d804e" style:font-weight-asian="normal" style:font-weight-complex="normal"/>
    </style:style>
    <style:style style:name="T20" style:family="text">
      <style:text-properties fo:font-weight="normal" officeooo:rsid="002e7f8b" style:font-weight-asian="normal" style:font-weight-complex="normal"/>
    </style:style>
    <style:style style:name="T21" style:family="text">
      <style:text-properties fo:font-weight="normal" officeooo:rsid="002fc579" style:font-weight-asian="normal" style:font-weight-complex="normal"/>
    </style:style>
    <style:style style:name="T22" style:family="text">
      <style:text-properties fo:font-weight="normal" officeooo:rsid="00313fb9" style:font-weight-asian="normal" style:font-weight-complex="normal"/>
    </style:style>
    <style:style style:name="T23" style:family="text">
      <style:text-properties fo:font-weight="normal" officeooo:rsid="0036229e" style:font-weight-asian="normal" style:font-weight-complex="normal"/>
    </style:style>
    <style:style style:name="T24" style:family="text">
      <style:text-properties fo:font-weight="normal" officeooo:rsid="00368c77" style:font-weight-asian="normal" style:font-weight-complex="normal"/>
    </style:style>
    <style:style style:name="T25" style:family="text">
      <style:text-properties fo:font-weight="normal" officeooo:rsid="00385a26" style:font-weight-asian="normal" style:font-weight-complex="normal"/>
    </style:style>
    <style:style style:name="T26" style:family="text">
      <style:text-properties fo:font-weight="normal" officeooo:rsid="003b1c89" style:font-weight-asian="normal" style:font-weight-complex="normal"/>
    </style:style>
    <style:style style:name="T27" style:family="text">
      <style:text-properties fo:font-weight="normal" officeooo:rsid="003cfce6" style:font-weight-asian="normal" style:font-weight-complex="normal"/>
    </style:style>
    <style:style style:name="T28" style:family="text">
      <style:text-properties fo:font-weight="normal" officeooo:rsid="003eba22" style:font-weight-asian="normal" style:font-weight-complex="normal"/>
    </style:style>
    <style:style style:name="T29" style:family="text">
      <style:text-properties officeooo:rsid="0014a504"/>
    </style:style>
    <style:style style:name="T30" style:family="text">
      <style:text-properties officeooo:rsid="00173f8a"/>
    </style:style>
    <style:style style:name="T31" style:family="text">
      <style:text-properties fo:font-style="italic" fo:font-weight="normal" officeooo:rsid="003eba22" style:font-style-asian="italic" style:font-weight-asian="normal" style:font-style-complex="italic" style:font-weight-complex="normal"/>
    </style:style>
    <style:style style:name="T32" style:family="text">
      <style:text-properties fo:font-style="normal" fo:font-weight="normal" officeooo:rsid="003eba22" style:font-style-asian="normal" style:font-weight-asian="normal" style:font-style-complex="normal" style:font-weight-complex="normal"/>
    </style:style>
    <style:style style:name="T33" style:family="text">
      <style:text-properties fo:font-style="normal" fo:font-weight="normal" officeooo:rsid="00098c58" style:font-style-asian="normal" style:font-weight-asian="normal" style:font-style-complex="normal" style:font-weight-complex="normal"/>
    </style:style>
    <style:style style:name="T34" style:family="text">
      <style:text-properties fo:font-style="normal" fo:font-weight="normal" officeooo:rsid="002e7f8b" style:font-style-asian="normal" style:font-weight-asian="normal" style:font-style-complex="normal" style:font-weight-complex="normal"/>
    </style:style>
    <style:style style:name="T35" style:family="text">
      <style:text-properties fo:font-style="normal" fo:font-weight="normal" officeooo:rsid="003f0731"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29">I am certain that due to my personal motivations, passion and prerequisite skills, I am an ideal candidate for the professional masters program in Big Data at Simon Fraser University.</text:span> <text:span text:style-name="T30">In the last two years of my undergraduate studies it became increasingly clear to me that I wanted to continue my education with a masters program. However, the process of searching and evaluating potential programs of interest was too significant a task to approach while in the midst of the final year of a computing science degree. I decided to give myself an entire year to sift through the space of opportunities available for my future. After a year of investigation, I arrived at the conclusion that I wanted to persue an industry-oriented program pertaining to big data, exactly the specification of the big data program at SFU.</text:span></text:p>
      <text:p text:style-name="P2"/>
      <text:p text:style-name="P13"><text:span text:style-name="T16">O</text:span><text:span text:style-name="T4">ne highly appealing attribute of the </text:span><text:span text:style-name="T2">Big Data program </text:span><text:span text:style-name="T4">is the fact that it is industry oriented as apposed to research-oriented. Although I am fascinated with the research side of big data, </text:span><text:span text:style-name="T23">it appears to me that, at this time, the role of the practitioner is not only more valuable, but also more exiting than that of a big data researcher. </text:span><text:span text:style-name="T25">The explosive rate at which cutting edge big data research is being conducted is not matched by the rate at which it is being implemented in industry. There is a dire need for specialized </text:span><text:span text:style-name="T27">big data engineers </text:span><text:span text:style-name="T25">growing in all sectors of society</text:span><text:span text:style-name="T23">. </text:span><text:span text:style-name="T24">I spend much of my free time reading online about groundbreaking big data research, it is my dream not to merely be </text:span><text:span text:style-name="T25">a</text:span><text:span text:style-name="T24"> contributer to this research, but rather, </text:span><text:span text:style-name="T18">to be </text:span><text:span text:style-name="T17">a medium through which these new discoveries can be leveraged to solve real world problems. </text:span><text:span text:style-name="T24">Such </text:span><text:span text:style-name="T18">is a trully valuable role to play in the progress </text:span><text:span text:style-name="T19">of society</text:span><text:span text:style-name="T18"> </text:span><text:span text:style-name="T25">at this critical time</text:span><text:span text:style-name="T18">.</text:span></text:p>
      <text:p text:style-name="P5"/>
      <text:p text:style-name="P14"><text:span text:style-name="T5">T</text:span><text:span text:style-name="T4">hroughout my undergraduate career, I have been exposed to an incredibly diverse set of technical domains. </text:span><text:span text:style-name="T28">I have taken a multitude of software engineering classes, all of which involved some team project. These have ranged from reimplementing the distributed social network </text:span><text:span text:style-name="T31">Diaspora </text:span><text:span text:style-name="T32">using python with the django web-framework, to a </text:span><text:span text:style-name="T33">3d modeling </text:span><text:span text:style-name="T34">project, </text:span><text:span text:style-name="T35">built</text:span><text:span text:style-name="T34"> </text:span><text:span text:style-name="T33">to assist a phd student who was studying </text:span><text:span text:style-name="T35">how someones gender affects their hand gestures made while story telling. The two most facsinating classes that I completed in my undergraduate career are also relevant to big data, those were <text:s/>Machine Learning and Probabilistic Graphical Models. These classes are what first opened my mind to understanding how powerful big data solutions can be, and the affect that they will have on the future of society. In addition to a strong computational foundation, I am also well-versed in the language of pure mathematics. I find a great deal of excitement in mathematical inquirey, and thus completed many more math courses than necessary in my undergraduate career. </text:span></text:p>
      <text:p text:style-name="P6"/>
      <text:p text:style-name="P15"><text:span text:style-name="T21">Since graduating university I have made a strong effort to continue honing my skills as a software engineer by contributing to open source projects, reading books on software practice, </text:span></text:p>
      <text:p text:style-name="P15"><text:span text:style-name="T21"/></text:p>
      <text:p text:style-name="P15"><text:span text:style-name="T21">and completing online courses in topics ranging from deep learning and blockchain technology to complex analysis and financial modeling. I have also been putting effort into enhancing my workflow and use of computational tools. I have been </text:span><text:span text:style-name="T22">striving to reach a higher </text:span><text:span text:style-name="T26">profficiency</text:span><text:span text:style-name="T22"> </text:span><text:span text:style-name="T26">with</text:span><text:span text:style-name="T22"> linux operating systems </text:span><text:span text:style-name="T26">and command line</text:span><text:span text:style-name="T22">. I have also transitioned to using vim as an editor. These disiplines have forced me to become more comfortable with casual configuration and scripting. In other words I have become more of a ‘hacker’ in the pure sense of the word.</text:span></text:p>
      <text:p text:style-name="P15"><text:span text:style-name="T22"/></text:p>
      <text:p text:style-name="P16"><text:span text:style-name="T10">I have a very strong computational background both theoretical and practical. I am extremely well versed in practical computing. The breadth of my experience allows me to see the big picture in computing. </text:span><text:span text:style-name="T13">After years of practical experience with many different stacks of technologies, working on different levels of abstraction, different programming languages, tackling fundamentally different problems. I am now equipped with the confidence and skills required to thrive in any situation in which I must leverage technology to solve a given problem.</text:span></text:p>
      <text:p text:style-name="P12"><text:soft-page-break/><text:span text:style-name="T22"/></text:p>
      <text:p text:style-name="P7"/>
      <text:p text:style-name="P4"><text:span text:style-name="T22">I </text:span><text:span text:style-name="T4">want to be able to use the most powerful modern tools to solve problems. At this point in time, it is apparent to me that Big Data solutions are the most powerful tools coming out of the science, technology, and business pipeline. The professional masters program in big data is the smoothest path to understanding these tools and how to apply them. Please consider me as a potential student for the this most exciting opportunity.</text:span></text:p>
      <text:p text:style-name="P4"><text:span text:style-name="T16"><text:line-break/></text:span></text:p>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34:52.110140416</meta:creation-date>
    <meta:generator>LibreOffice/5.1.4.2$Linux_X86_64 LibreOffice_project/10m0$Build-2</meta:generator>
    <dc:date>2016-11-17T16:45:41.301125363</dc:date>
    <meta:editing-duration>PT2H17M3S</meta:editing-duration>
    <meta:editing-cycles>35</meta:editing-cycles>
    <meta:document-statistic meta:table-count="0" meta:image-count="0" meta:object-count="0" meta:page-count="2" meta:paragraph-count="8" meta:word-count="752" meta:character-count="4540" meta:non-whitespace-character-count="3791"/>
  </office:meta>
</office:document-meta>
</file>